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66FA58AB2F22141B.png" manifest:media-type="image/png"/>
  <manifest:file-entry manifest:full-path="Pictures/10000000000001E00000018086A4BF7F41E65D04.pdf" manifest:media-type="application/pdf"/>
  <manifest:file-entry manifest:full-path="Pictures/10000000000001E000000180E669F0BE94FADAA5.png" manifest:media-type="image/png"/>
  <manifest:file-entry manifest:full-path="Pictures/1000000000000240000001808EBE809B1D651657.pdf" manifest:media-type="application/pdf"/>
  <manifest:file-entry manifest:full-path="Pictures/10000000000002400000018022735672FC3B0FB3.png" manifest:media-type="image/png"/>
  <manifest:file-entry manifest:full-path="Pictures/10000000000001E000000180496210D3215731EB.png" manifest:media-type="image/png"/>
  <manifest:file-entry manifest:full-path="Pictures/10000000000001E000000180E792C96B325412F7.pdf" manifest:media-type="application/pdf"/>
  <manifest:file-entry manifest:full-path="Pictures/10000000000001E000000180C199E035401FABF9.pdf" manifest:media-type="application/pdf"/>
  <manifest:file-entry manifest:full-path="Pictures/10000000000002400000018079D434E9762332CE.pdf" manifest:media-type="application/pdf"/>
  <manifest:file-entry manifest:full-path="Pictures/10000000000002400000018073BA9BC704B8B608.png" manifest:media-type="image/png"/>
  <manifest:file-entry manifest:full-path="Pictures/100000000000024000000180D308082A3B7AED15.png" manifest:media-type="image/png"/>
  <manifest:file-entry manifest:full-path="Pictures/10000000000002400000018049C301A4DD78FADF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588cm" svg:height="3.683cm" svg:x="12.192cm" svg:y="0.457cm">
          <draw:image xlink:href="Pictures/10000000000002400000018049C301A4DD78FADF.pdf" xlink:type="simple" xlink:show="embed" xlink:actuate="onLoad" loext:mime-type="application/pdf">
            <text:p/>
          </draw:image>
          <draw:image xlink:href="Pictures/10000000000002400000018073BA9BC704B8B608.png" xlink:type="simple" xlink:show="embed" xlink:actuate="onLoad" loext:mime-type="image/png"/>
        </draw:frame>
        <draw:frame draw:style-name="gr1" draw:text-style-name="P1" draw:layer="layout" svg:width="5.588cm" svg:height="3.683cm" svg:x="6.169cm" svg:y="0.457cm">
          <draw:image xlink:href="Pictures/10000000000002400000018079D434E9762332CE.pdf" xlink:type="simple" xlink:show="embed" xlink:actuate="onLoad" loext:mime-type="application/pdf">
            <text:p/>
          </draw:image>
          <draw:image xlink:href="Pictures/10000000000002400000018022735672FC3B0FB3.png" xlink:type="simple" xlink:show="embed" xlink:actuate="onLoad" loext:mime-type="image/png"/>
        </draw:frame>
        <draw:frame draw:style-name="gr1" draw:text-style-name="P1" draw:layer="layout" svg:width="5.588cm" svg:height="3.683cm" svg:x="0.054cm" svg:y="0.457cm">
          <draw:image xlink:href="Pictures/1000000000000240000001808EBE809B1D651657.pdf" xlink:type="simple" xlink:show="embed" xlink:actuate="onLoad" loext:mime-type="application/pdf">
            <text:p/>
          </draw:image>
          <draw:image xlink:href="Pictures/100000000000024000000180D308082A3B7AED15.png" xlink:type="simple" xlink:show="embed" xlink:actuate="onLoad" loext:mime-type="image/png"/>
        </draw:frame>
        <draw:line draw:style-name="gr2" draw:text-style-name="P1" draw:layer="layout" svg:x1="5.869cm" svg:y1="0.227cm" svg:x2="5.869cm" svg:y2="8.736cm">
          <text:p/>
        </draw:line>
        <draw:line draw:style-name="gr2" draw:text-style-name="P1" draw:layer="layout" svg:x1="11.923cm" svg:y1="0.228cm" svg:x2="11.923cm" svg:y2="8.737cm">
          <text:p/>
        </draw:line>
        <draw:frame draw:style-name="gr3" draw:text-style-name="P2" draw:layer="layout" svg:width="1.974cm" svg:height="0.378cm" svg:x="1.818cm" svg:y="0.003cm">
          <draw:text-box>
            <text:p><text:span text:style-name="T1">a) Floating-Point</text:span></text:p>
          </draw:text-box>
        </draw:frame>
        <draw:frame draw:style-name="gr4" draw:text-style-name="P2" draw:layer="layout" svg:width="1.928cm" svg:height="0.314cm" svg:x="14.029cm" svg:y="0.02cm">
          <draw:text-box>
            <text:p><text:span text:style-name="T1">c) Hybrid-Float6</text:span></text:p>
          </draw:text-box>
        </draw:frame>
        <draw:frame draw:style-name="gr5" draw:text-style-name="P3" draw:layer="layout" svg:width="1.505cm" svg:height="0.26cm" svg:x="1.643cm" svg:y="1.26cm">
          <draw:text-box>
            <text:p><text:span text:style-name="T2">MAE = 0.0978 m</text:span></text:p>
          </draw:text-box>
        </draw:frame>
        <draw:frame draw:style-name="gr5" draw:text-style-name="P3" draw:layer="layout" svg:width="1.505cm" svg:height="0.26cm" svg:x="7.763cm" svg:y="1.26cm">
          <draw:text-box>
            <text:p><text:span text:style-name="T2">MAE = 0.0975 m</text:span></text:p>
          </draw:text-box>
        </draw:frame>
        <draw:frame draw:style-name="gr6" draw:text-style-name="P3" draw:layer="layout" svg:width="1.505cm" svg:height="0.239cm" svg:x="13.763cm" svg:y="1.26cm">
          <draw:text-box>
            <text:p><text:span text:style-name="T2">MAE = 0.0959 m</text:span></text:p>
          </draw:text-box>
        </draw:frame>
        <draw:frame draw:style-name="gr1" draw:text-style-name="P1" draw:layer="layout" svg:width="5.588cm" svg:height="4.47cm" svg:x="6.15cm" svg:y="4.318cm">
          <draw:image xlink:href="Pictures/10000000000001E000000180C199E035401FABF9.pdf" xlink:type="simple" xlink:show="embed" xlink:actuate="onLoad" loext:mime-type="application/pdf">
            <text:p/>
          </draw:image>
          <draw:image xlink:href="Pictures/10000000000001E000000180E669F0BE94FADAA5.png" xlink:type="simple" xlink:show="embed" xlink:actuate="onLoad" loext:mime-type="image/png"/>
        </draw:frame>
        <draw:frame draw:style-name="gr1" draw:text-style-name="P1" draw:layer="layout" svg:width="5.588cm" svg:height="4.47cm" svg:x="12.119cm" svg:y="4.318cm">
          <draw:image xlink:href="Pictures/10000000000001E000000180E792C96B325412F7.pdf" xlink:type="simple" xlink:show="embed" xlink:actuate="onLoad" loext:mime-type="application/pdf">
            <text:p/>
          </draw:image>
          <draw:image xlink:href="Pictures/10000000000001E000000180496210D3215731EB.png" xlink:type="simple" xlink:show="embed" xlink:actuate="onLoad" loext:mime-type="image/png"/>
        </draw:frame>
        <draw:frame draw:style-name="gr7" draw:text-style-name="P2" draw:layer="layout" svg:width="1.684cm" svg:height="0.381cm" svg:x="8.077cm" svg:y="0cm">
          <draw:text-box>
            <text:p><text:span text:style-name="T1">b) Fixed-Point</text:span></text:p>
          </draw:text-box>
        </draw:frame>
        <draw:frame draw:style-name="gr1" draw:text-style-name="P1" draw:layer="layout" svg:width="5.588cm" svg:height="4.47cm" svg:x="0cm" svg:y="4.318cm">
          <draw:image xlink:href="Pictures/10000000000001E00000018086A4BF7F41E65D04.pdf" xlink:type="simple" xlink:show="embed" xlink:actuate="onLoad" loext:mime-type="application/pdf">
            <text:p/>
          </draw:image>
          <draw:image xlink:href="Pictures/10000000000001E00000018066FA58AB2F22141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6T13:19:38.316699225</dc:date>
    <meta:editing-duration>PT21H19M7S</meta:editing-duration>
    <meta:editing-cycles>95</meta:editing-cycles>
    <meta:document-statistic meta:object-count="14"/>
  </office:meta>
</office:document-meta>
</file>